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4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.4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0.878cm"/>
    </style:style>
    <style:style style:name="gr9" style:family="graphic" style:parent-style-name="standard">
      <style:graphic-properties draw:stroke="dash" draw:stroke-dash="Ultrafine_20_Dashed" svg:stroke-width="0.051cm" draw:marker-start="Line_20_Arrow" draw:marker-start-width="0.254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fo:font-style="normal" style:font-size-asian="14pt" style:font-style-asian="normal" style:font-size-complex="14pt" style:font-style-complex="normal"/>
    </style:style>
    <style:style style:name="P6" style:family="paragraph">
      <loext:graphic-properties draw:fill="none" draw:fill-color="#ffffff"/>
      <style:text-properties style:font-name="Symbol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style:font-name="Symbol"/>
    </style:style>
    <style:style style:name="T5" style:family="text">
      <style:text-properties style:text-position="33% 58%" style:font-name="Symbo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ath draw:style-name="gr1" draw:text-style-name="P1" draw:layer="layout" svg:width="1.674cm" svg:height="0.718cm" svg:x="4.58cm" svg:y="5.379cm" svg:viewBox="0 0 1675 719" svg:d="M0 712c275-153 344-215 344-215l291-382 191-115 123 77 183 214 222 260 321 168">
          <text:p/>
        </draw:path>
        <draw:path draw:style-name="gr1" draw:text-style-name="P1" draw:layer="layout" svg:width="2.003cm" svg:height="1.353cm" draw:transform="rotate (-3.14159265358979) translate (6.423cm 5.272cm)" svg:viewBox="0 0 2004 1354" svg:d="M2004 642c-183-99-306-252-306-252l-252-352-99-38-146 114-115 368-137 505-92 198-92 138-61 31-191-115-207-360-145-130-161-61">
          <text:p/>
        </draw:path>
        <draw:path draw:style-name="gr1" draw:text-style-name="P1" draw:layer="layout" svg:width="2.333cm" svg:height="1.146cm" svg:x="4.227cm" svg:y="2.548cm" svg:viewBox="0 0 2334 1147" svg:d="M0 597c130-39 283-199 283-199l138-199 92-130 84-69 107 46 100 214 84 329 122 367 123 191 76-30 107-214 130-498 54-206 92-153 107-31 122 84 145 230 146 161 176 99h46">
          <text:p/>
        </draw:path>
        <draw:path draw:style-name="gr1" draw:text-style-name="P1" draw:layer="layout" svg:width="2.562cm" svg:height="1.17cm" draw:transform="rotate (-3.14159265358979) translate (6.645cm 2.18cm)" svg:viewBox="0 0 2563 1171" svg:d="M2563 589c-138-46-237-137-237-137l-161-176-99-176-92-77-54-23-107 61-76 222-77 329-61 253-99 160-115-61-122-375-54-283-84-161h-107l-62 131-84 283-76 367-38 115-69 130-123-39-229-244-161-192-176-99">
          <text:p/>
        </draw:path>
        <draw:path draw:style-name="gr1" draw:text-style-name="P1" draw:layer="layout" svg:width="1.277cm" svg:height="0.764cm" svg:x="8.879cm" svg:y="5.318cm" svg:viewBox="0 0 1278 765" svg:d="M0 757c123-69 192-122 192-122l168-237 153-268 115-130 130 161 237 405 176 161 107 38">
          <text:p/>
        </draw:path>
        <draw:path draw:style-name="gr1" draw:text-style-name="P1" draw:layer="layout" svg:width="1.781cm" svg:height="0.795cm" svg:x="8.589cm" svg:y="3.757cm" svg:viewBox="0 0 1782 796" svg:d="M0 796l176-100c176-100 237-397 237-397l92-184 84-115 92 199 84 406 46 130 61 61 92-69 130-459 84-230 46-15 115 214 137 245c0 0 192 214 184 214s122 77 122 77">
          <text:p/>
        </draw:path>
        <draw:path draw:style-name="gr1" draw:text-style-name="P1" draw:layer="layout" svg:width="1.881cm" svg:height="0.765cm" svg:x="8.566cm" svg:y="2.395cm" svg:viewBox="0 0 1882 766" svg:d="M0 766c130-115 130-138 130-138l107-176 107-306 77-130 61 99 84 375 61 176 61 92 85-123 53-313 23-153 77-54 61 107 53 291 77 199 23 38 69-107 99-482 77-161 68 69 77 245 61 176 100 138 145 92 46 23">
          <text:p/>
        </draw:path>
        <draw:path draw:style-name="gr1" draw:text-style-name="P1" draw:layer="layout" svg:width="1.162cm" svg:height="0.68cm" svg:x="8.336cm" svg:y="0.88cm" svg:viewBox="0 0 1163 681" svg:d="M0 674c168-76 322-329 322-329l107-283 61-62 53 69 62 253 46 252 45 84 16 23 84-99 38-299 46-130 38 23 54 153 92 291 30 54 69-46">
          <text:p/>
        </draw:path>
        <draw:path draw:style-name="gr1" draw:text-style-name="P1" draw:layer="layout" svg:width="1.093cm" svg:height="0.688cm" svg:x="9.507cm" svg:y="0.88cm" svg:viewBox="0 0 1094 689" svg:d="M0 620c91-221 99-398 99-398l39-76 91 76 54 299 8 38 68 107 77-107 31-383 91-176 130 153 85 192 107 214 214 130">
          <text:p/>
        </draw:path>
        <draw:line draw:style-name="gr2" draw:text-style-name="P2" draw:layer="layout" svg:x1="3.937cm" svg:y1="6.105cm" svg:x2="6.867cm" svg:y2="6.113cm">
          <text:p/>
        </draw:line>
        <draw:line draw:style-name="gr2" draw:text-style-name="P2" draw:layer="layout" svg:x1="8.025cm" svg:y1="6.097cm" svg:x2="10.955cm" svg:y2="6.105cm">
          <text:p/>
        </draw:line>
        <draw:line draw:style-name="gr2" draw:text-style-name="P2" draw:layer="layout" svg:x1="8.025cm" svg:y1="4.565cm" svg:x2="10.955cm" svg:y2="4.573cm">
          <text:p/>
        </draw:line>
        <draw:line draw:style-name="gr2" draw:text-style-name="P2" draw:layer="layout" svg:x1="8.025cm" svg:y1="3.149cm" svg:x2="10.955cm" svg:y2="3.157cm">
          <text:p/>
        </draw:line>
        <draw:line draw:style-name="gr2" draw:text-style-name="P2" draw:layer="layout" svg:x1="8.025cm" svg:y1="1.581cm" svg:x2="10.955cm" svg:y2="1.589cm">
          <text:p/>
        </draw:line>
        <draw:line draw:style-name="gr2" draw:text-style-name="P2" draw:layer="layout" svg:x1="3.909cm" svg:y1="1.597cm" svg:x2="6.839cm" svg:y2="1.605cm">
          <text:p/>
        </draw:line>
        <draw:line draw:style-name="gr2" draw:text-style-name="P2" draw:layer="layout" svg:x1="3.909cm" svg:y1="3.165cm" svg:x2="6.839cm" svg:y2="3.173cm">
          <text:p/>
        </draw:line>
        <draw:line draw:style-name="gr2" draw:text-style-name="P2" draw:layer="layout" svg:x1="3.909cm" svg:y1="4.589cm" svg:x2="6.839cm" svg:y2="4.597cm">
          <text:p/>
        </draw:line>
        <draw:path draw:style-name="gr3" draw:text-style-name="P1" draw:layer="layout" svg:width="2.065cm" svg:height="6.564cm" svg:x="4.319cm" svg:y="0.276cm" svg:viewBox="0 0 2066 6565" svg:d="M0 0c215 1944 245 2066 245 2066l306 2418 199 1163 123 459 107 352 107 107 122-77 184-811 229-1254 215-2066 229-2357">
          <text:p/>
        </draw:path>
        <draw:path draw:style-name="gr3" draw:text-style-name="P1" draw:layer="layout" svg:width="2.065cm" svg:height="6.564cm" svg:x="8.419cm" svg:y="0.277cm" svg:viewBox="0 0 2066 6565" svg:d="M0 0c215 1944 245 2066 245 2066l306 2418 199 1163 123 459 107 352 107 107 122-77 184-811 229-1254 215-2066 229-2357">
          <text:p/>
        </draw:path>
        <draw:frame draw:style-name="gr4" draw:text-style-name="P4" draw:layer="layout" svg:width="0.993cm" svg:height="0.924cm" svg:x="11.047cm" svg:y="5.641cm">
          <draw:text-box>
            <text:p text:style-name="P3"><text:span text:style-name="T1">E</text:span><text:span text:style-name="T2">0</text:span></text:p>
          </draw:text-box>
        </draw:frame>
        <draw:frame draw:style-name="gr4" draw:text-style-name="P4" draw:layer="layout" svg:width="0.993cm" svg:height="0.924cm" svg:x="11.048cm" svg:y="4.141cm">
          <draw:text-box>
            <text:p text:style-name="P3"><text:span text:style-name="T1">E</text:span><text:span text:style-name="T2">1</text:span></text:p>
          </draw:text-box>
        </draw:frame>
        <draw:frame draw:style-name="gr4" draw:text-style-name="P4" draw:layer="layout" svg:width="0.993cm" svg:height="0.924cm" svg:x="11.049cm" svg:y="2.741cm">
          <draw:text-box>
            <text:p text:style-name="P3"><text:span text:style-name="T1">E</text:span><text:span text:style-name="T2">2</text:span></text:p>
          </draw:text-box>
        </draw:frame>
        <draw:frame draw:style-name="gr4" draw:text-style-name="P4" draw:layer="layout" svg:width="0.993cm" svg:height="0.924cm" svg:x="11.05cm" svg:y="1.141cm">
          <draw:text-box>
            <text:p text:style-name="P3"><text:span text:style-name="T1">E</text:span><text:span text:style-name="T2">3</text:span></text:p>
          </draw:text-box>
        </draw:frame>
        <draw:frame draw:style-name="gr5" draw:text-style-name="P5" draw:layer="layout" svg:width="1.603cm" svg:height="0.806cm" svg:x="2.248cm" svg:y="5.741cm">
          <draw:text-box>
            <text:p text:style-name="P3"><text:span text:style-name="T1">v</text:span><text:span text:style-name="T3"> = 0</text:span></text:p>
          </draw:text-box>
        </draw:frame>
        <draw:frame draw:style-name="gr6" draw:text-style-name="P5" draw:layer="layout" svg:width="1.599cm" svg:height="0.806cm" svg:x="2.249cm" svg:y="4.141cm">
          <draw:text-box>
            <text:p text:style-name="P3"><text:span text:style-name="T1">v</text:span><text:span text:style-name="T3"> = 1</text:span></text:p>
          </draw:text-box>
        </draw:frame>
        <draw:frame draw:style-name="gr6" draw:text-style-name="P5" draw:layer="layout" svg:width="1.599cm" svg:height="0.806cm" svg:x="2.25cm" svg:y="2.741cm">
          <draw:text-box>
            <text:p text:style-name="P3"><text:span text:style-name="T1">v</text:span><text:span text:style-name="T3"> = 2</text:span></text:p>
          </draw:text-box>
        </draw:frame>
        <draw:frame draw:style-name="gr6" draw:text-style-name="P5" draw:layer="layout" svg:width="1.599cm" svg:height="0.806cm" svg:x="2.251cm" svg:y="1.141cm">
          <draw:text-box>
            <text:p text:style-name="P3"><text:span text:style-name="T1">v</text:span><text:span text:style-name="T3"> = 3</text:span></text:p>
          </draw:text-box>
        </draw:frame>
        <draw:frame draw:style-name="gr7" draw:text-style-name="P6" draw:layer="layout" svg:width="0.938cm" svg:height="1.081cm" svg:x="4.93cm" svg:y="6.951cm">
          <draw:text-box>
            <text:p text:style-name="P3"><text:span text:style-name="T4">y</text:span></text:p>
          </draw:text-box>
        </draw:frame>
        <draw:frame draw:style-name="gr8" draw:text-style-name="P6" draw:layer="layout" svg:width="1.632cm" svg:height="1.081cm" svg:x="9.03cm" svg:y="6.952cm">
          <draw:text-box>
            <text:p text:style-name="P3"><text:span text:style-name="T4">|y|</text:span><text:span text:style-name="T5">2</text:span></text:p>
          </draw:text-box>
        </draw:frame>
        <draw:line draw:style-name="gr9" draw:text-style-name="P2" draw:layer="layout" svg:x1="1.336cm" svg:y1="0.231cm" svg:x2="1.351cm" svg:y2="6.841cm">
          <text:p/>
        </draw:line>
        <draw:frame draw:style-name="gr10" draw:text-style-name="P7" draw:layer="layout" svg:width="0.925cm" svg:height="0.962cm" svg:x="0.095cm" svg:y="0.418cm">
          <draw:text-box>
            <text:p text:style-name="P3"><text:span text:style-name="T6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LGC Sans" svg:font-family="'DejaVu LGC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LGC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192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Linux_X86_64 LibreOffice_project/40$Build-2</meta:generator>
    <meta:initial-creator>Jussi Eloranta</meta:initial-creator>
    <meta:creation-date>2007-12-23T01:27:53</meta:creation-date>
    <dc:date>2018-02-08T09:37:39.399680600</dc:date>
    <meta:editing-cycles>20</meta:editing-cycles>
    <meta:editing-duration>PT40M37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